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49" calcext:value-type="float">
            <text:p>49</text:p>
          </table:table-cell>
          <table:table-cell table:style-name="ce1" table:formula="of:=[.C2]/17.5"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  <table:table-row table:style-name="ro1">
          <table:table-cell/>
          <table:table-cell office:value-type="string" calcext:value-type="string">
            <text:p>2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niä muutoksia, yritys korjata käyttäjän datan hakeminen palvelimelta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telu useEffectin, promisien ja asyncin kanssa. Nyt käyttäjän datan lataaminen onnistuu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kku-juttuja, Lisäsin pari sivun tynkää, menut voi ladata palvelimelta jne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ing-menu, pientä lisäystä koodiin muutenkin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ma ja user flow/WorkoutPlayer-komponentin suunnittelu, workout-tietorakenteen suunnittel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1:02:32.070058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3T21:03:34.110900792</dc:date>
    <meta:editing-duration>PT14M41S</meta:editing-duration>
    <meta:editing-cycles>15</meta:editing-cycles>
    <meta:document-statistic meta:table-count="1" meta:cell-count="59" meta:object-count="0"/>
  </office:meta>
</office:document-meta>
</file>